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htmlRendering.renderReadOnly( Appender sb , boolean readonl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Rendering.writeEnd( Append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Rendering.renderReadOnly( Appender sb , boolean readonl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FileTag.doEndTag( Append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putFileTag.add( HashMap html , HashMap htmlQuirks , HashMap xht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htmlRendering.writeEnd( Append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FileTag.doStartTag( Appender sb , AbstractTagState render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